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1e9" officeooo:paragraph-rsid="001f81e9"/>
    </style:style>
    <style:style style:name="P2" style:family="paragraph" style:parent-style-name="Standard">
      <style:text-properties officeooo:paragraph-rsid="001f81e9"/>
    </style:style>
    <style:style style:name="P3" style:family="paragraph" style:parent-style-name="Standard" style:list-style-name="L1">
      <style:text-properties officeooo:rsid="001f81e9" officeooo:paragraph-rsid="001f81e9"/>
    </style:style>
    <style:style style:name="P4" style:family="paragraph" style:parent-style-name="Standard">
      <style:text-properties officeooo:rsid="001f81e9" officeooo:paragraph-rsid="001f81e9"/>
    </style:style>
    <style:style style:name="P5" style:family="paragraph" style:parent-style-name="Standard">
      <style:text-properties officeooo:rsid="00283fe2" officeooo:paragraph-rsid="00283fe2"/>
    </style:style>
    <style:style style:name="T1" style:family="text">
      <style:text-properties officeooo:rsid="00204c96"/>
    </style:style>
    <style:style style:name="T2" style:family="text">
      <style:text-properties officeooo:rsid="00215a56"/>
    </style:style>
    <style:style style:name="T3" style:family="text">
      <style:text-properties officeooo:rsid="002710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é sur le Framework « Skeleton ».</text:p>
      <text:p text:style-name="P1"/>
      <text:p text:style-name="P1">Header centré et titré, background avec photos en slide.</text:p>
      <text:p text:style-name="P1">Menu <text:span text:style-name="T3">vertical</text:span> responsive, d’abord en 10 % avec pictogrammes en lien, affichage 50 % de la page en z index reversed. Développement des sous menus en:hover, <text:span text:style-name="T3">transformation des pictogrammes en chaînes de caractères.</text:span></text:p>
      <text:p text:style-name="P2"/>
      <text:p text:style-name="P1">Liste des éléments du menu : </text:p>
      <text:list xml:id="list7703154386739434755" text:style-name="L1">
        <text:list-item>
          <text:p text:style-name="P3">Identité : Parcours / attentes / who are you? : Main</text:p>
        </text:list-item>
        <text:list-item>
          <text:p text:style-name="P3">Compétences : Informatique/ graphisme / communication-vente / musique : <text:span text:style-name="T1">Skills</text:span></text:p>
        </text:list-item>
        <text:list-item>
          <text:p text:style-name="P3">Portfolio en mosaique, différents types de médias : vidéo, photo, fichiers wav. : <text:span text:style-name="T1">Portfolio</text:span></text:p>
        </text:list-item>
        <text:list-item>
          <text:p text:style-name="P3">Centres d’intéret : <text:span text:style-name="T1">Lifestyle</text:span></text:p>
        </text:list-item>
        <text:list-item>
          <text:p text:style-name="P3">Contact : <text:span text:style-name="T1">adresse mail, blog, site, etc </text:span>: <text:span text:style-name="T2">Intouch.</text:span></text:p>
        </text:list-item>
      </text:list>
      <text:p text:style-name="P1"/>
      <text:p text:style-name="P5">[In progress…]</text:p>
      <text:p text:style-name="P5"/>
      <text:p text:style-name="P5">URL github : https://github.com/MJB91/E-CV</text:p>
      <text:p text:style-name="P1"/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6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54:43.081008194</meta:creation-date>
    <dc:date>2017-01-27T10:37:21.880674613</dc:date>
    <meta:editing-duration>PT1H30M45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114" meta:character-count="693" meta:non-whitespace-character-count="594"/>
  </office:meta>
</office:document-meta>
</file>